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5a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Ladie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8 June 1854</text:p>
      <text:p text:style-name="P2">Month<text:tab/><text:tab/><text:tab/><text:tab/><text:tab/><text:tab/>June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Philadelphia 8</text:span><text:span text:style-name="T2">th</text:span><text:span text:style-name="T1"> June 1854/</text:span></text:p>
      <text:p text:style-name="P2"><text:span text:style-name="T1">Ladies/</text:span></text:p>
      <text:p text:style-name="P2"><text:span text:style-name="T1"><text:tab/>I thank you for the [?]--/intense joy which at this moment/ fills my very soul. <text:s/>I thank/ you, because on the eve of my/ departure, when my mind/ was absorbed by saddening strength,/ the token of your regard/ infused a glow of delight within/ me. <text:s/>But if I am highly/ gratified at the presentation/ of your beautiful gift, how/ shall I adequately express my/ thanks for the touching manner/ in which it was conveyed?/</text:span></text:p>
      <text:p text:style-name="P2"><text:span text:style-name="T1"/></text:p>
      <text:p text:style-name="P2"><text:span text:style-name="T1">[Page 2]</text:span></text:p>
      <text:p text:style-name="P2"><text:span text:style-name="T1">Like the inspired bard I exclaim/ “This am I Oh God! that Him/ hast brought me to this?”/ <text:s/></text:span></text:p>
      <text:p text:style-name="P2"><text:span text:style-name="T1">Not long since I was a total/ stranger among you, and now/ I carry within me the assur=/ance of having soon your/ affection. <text:s/>May the Almighty/ who vouchsafed thus to bless/ me, ever be praised; may the/ feelings which we reciprocally/ entertain never change, and/ may He grant that I may/ see you again above and/ happy in the bosoms of/</text:span></text:p>
      <text:p text:style-name="P2"><text:span text:style-name="T1"/></text:p>
      <text:p text:style-name="P2"><text:span text:style-name="T1">[Page 3]</text:span></text:p>
      <text:p text:style-name="P2"><text:span text:style-name="T1">your respective families/</text:span></text:p>
      <text:p text:style-name="P2"><text:span text:style-name="T1"><text:tab/>I subscribe myself/</text:span></text:p>
      <text:p text:style-name="P2"><text:span text:style-name="T1"><text:tab/><text:tab/>Ladies/</text:span></text:p>
      <text:p text:style-name="P2"><text:span text:style-name="T1"><text:tab/>your obedient Servant/</text:span></text:p>
      <text:p text:style-name="P2"><text:span text:style-name="T1"><text:tab/><text:tab/>S Morais/</text:span></text:p>
      <text:p text:style-name="P2"><text:span text:style-name="T1">31. New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2:08:53</meta:creation-date>
    <dc:date>2009-04-21T12:19:32</dc:date>
    <dc:language>en-US</dc:language>
    <meta:editing-cycles>2</meta:editing-cycles>
    <meta:editing-duration>PT1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41" meta:character-count="2275"/>
  </office:meta>
</office:document-meta>
</file>